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2pt" style:font-size-asian="12pt" style:font-size-complex="12pt" fo:background-color="#ffffff"/>
    </style:style>
    <style:style style:name="P4" style:family="paragraph" style:parent-style-name="Standard">
      <loext:graphic-properties draw:fill="solid" draw:fill-color="#ffffff"/>
      <style:paragraph-properties fo:break-before="auto" fo:break-after="auto" fo:background-color="#ffffff" fo:padding="0in" fo:border="none"/>
    </style:style>
    <style:style style:name="P5" style:family="paragraph" style:parent-style-name="Standard">
      <loext:graphic-properties draw:fill="solid" draw:fill-color="#ffffff"/>
      <style:paragraph-properties fo:break-before="auto" fo:break-after="auto" fo:background-color="#ffffff" fo:padding="0in" fo:border="none"/>
      <style:text-properties fo:font-size="12pt" style:font-size-asian="12pt" style:font-size-complex="12pt" fo:background-color="#ffffff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Heading_20_1">
      <style:paragraph-properties fo:text-align="center" style:justify-single-word="false" fo:break-before="auto" fo:break-after="auto"/>
    </style:style>
    <style:style style:name="P10" style:family="paragraph" style:parent-style-name="Heading_20_1" style:master-page-name="Standard">
      <style:paragraph-properties style:page-number="1" fo:break-before="auto" fo:break-after="auto"/>
    </style:style>
    <style:style style:name="P11" style:family="paragraph" style:parent-style-name="Heading_20_3">
      <style:paragraph-properties fo:text-align="center" style:justify-single-word="false" fo:break-before="auto" fo:break-after="auto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weight="bold" style:font-size-asian="12pt" style:font-weight-asian="bold" style:font-size-complex="12pt" fo:background-color="#ffffff"/>
    </style:style>
    <style:style style:name="T6" style:family="text">
      <style:text-properties fo:font-size="12pt" style:text-underline-style="none" style:font-size-asian="12pt" style:font-size-complex="12pt" fo:background-color="#ffffff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<draw:rect text:anchor-type="as-char" style:rel-width="100%" draw:z-index="0" draw:style-name="gr1" draw:text-style-name="P12" svg:width="0.0012in" svg:height="0.0213in"><text:p/></draw:rect></text:p>
      <text:p text:style-name="P9"><text:bookmark text:name="_30j0zll"/>ДОМАШНЕЕ ЗАДАНИЕ<text:line-break/><text:span text:style-name="T1">Варианты хранения данных </text:span></text:p>
      <text:p text:style-name="P2"><draw:rect text:anchor-type="as-char" style:rel-width="100%" draw:z-index="1" draw:style-name="gr1" draw:text-style-name="P12" svg:width="0.0012in" svg:height="0.0213in"><text:p/></draw:rect></text:p>
      <text:p text:style-name="P9"><text:bookmark text:name="_1fob9te"/><text:span text:style-name="T2">Light</text:span></text:p>
      <text:p text:style-name="P11"><text:bookmark text:name="_3znysh7"/>Задание 1</text:p>
      <text:p text:style-name="P4"><text:span text:style-name="T4">Дан стэк следующего вида: (1,2,3,’’,5,’g’,’e’,2,5). Распишите шаги и операции, которые необходимо произвести со </text:span><text:span text:style-name="T5">стэком</text:span><text:span text:style-name="T4"> для извлечения элемента ‘g’.</text:span></text:p>
      <text:p text:style-name="P5"/>
      <text:p text:style-name="P4"><text:span text:style-name="T4">Ответ: pop 3 раза (убираем верхние элементы), top 1 раз = возвращает g элемент</text:span></text:p>
      <text:p text:style-name="P11"><text:bookmark text:name="_2et92p0"/>Задание 2</text:p>
      <text:p text:style-name="P1"><text:span text:style-name="T4">Дан однонаправленный список - <text:s/>1-&gt;2-&gt;3-&gt;4-&gt;NULL, как превратить его в круговой? Распишите шаги и операции, которые необходимо произвести.</text:span></text:p>
      <text:p text:style-name="P3"/>
      <text:p text:style-name="P1"><text:span text:style-name="T4">Ответ: 1-&gt;2-&gt;3-&gt;4-&gt;1</text:span></text:p>
      <text:p text:style-name="P11"><text:bookmark text:name="_tyjcwt"/>Задание 3</text:p>
      <text:p text:style-name="P1"><text:span text:style-name="T4">Даны данные следующего вида:</text:span></text:p>
      <text:p text:style-name="P1"><text:span text:style-name="T4">{‘Ivan’:10,</text:span></text:p>
      <text:p text:style-name="P1"><text:span text:style-name="T4">‘Anton’:32</text:span></text:p>
      <text:p text:style-name="P1"><text:span text:style-name="T4">’Sergey’:11}</text:span></text:p>
      <text:p text:style-name="P3"/>
      <text:p text:style-name="P1"><text:span text:style-name="T4">Предложите структуру данных.</text:span></text:p>
      <text:p text:style-name="P3"/>
      <text:p text:style-name="P1"><text:span text:style-name="T4">Ответ: </text:span></text:p>
      <text:list xml:id="list781049169" text:style-name="WWNum1">
        <text:list-item>
          <text:p text:style-name="P6"><text:span text:style-name="T4">Таблица 2 мерная, в виде структуры из колонок: </text:span></text:p>
          <text:list>
            <text:list-item>
              <text:p text:style-name="P7"><text:span text:style-name="T4">имя, строка</text:span></text:p>
            </text:list-item>
            <text:list-item>
              <text:p text:style-name="P7"><text:span text:style-name="T4">возраст, число</text:span></text:p>
            </text:list-item>
          </text:list>
        </text:list-item>
        <text:list-item>
          <text:p text:style-name="P6"><text:span text:style-name="T4">MAP , пара ключ-значение:</text:span></text:p>
          <text:list>
            <text:list-item>
              <text:p text:style-name="P7"><text:soft-page-break/><text:span text:style-name="T4">имя - ключ</text:span></text:p>
            </text:list-item>
            <text:list-item>
              <text:p text:style-name="P7"><text:span text:style-name="T4">возраст - значение</text:span></text:p>
            </text:list-item>
          </text:list>
        </text:list-item>
      </text:list>
      <text:p text:style-name="P8"><text:span text:style-name="T4">не самый лучший вариант, т.к. ключ должен быть уникален, а имена обычно повторяются.</text:span></text:p>
      <text:list xml:id="list91407039020776" text:continue-numbering="true" text:style-name="WWNum1">
        <text:list-item>
          <text:p text:style-name="P6"><text:span text:style-name="T4">Хэш таблица</text:span></text:p>
        </text:list-item>
      </text:list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118" meta:character-count="786" meta:non-whitespace-character-count="694"/>
    <meta:generator>LibreOfficeDev/6.0.5.2$Linux_X86_64 LibreOffice_project/</meta:generator>
  </office:meta>
</office:document-meta>
</file>